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fo:background-color="#ffff00" style:text-align-source="fix" style:repeat-content="false" style:vertical-align="middle"/>
      <style:paragraph-properties fo:text-align="center" fo:margin-left="0cm"/>
    </style:style>
    <style:style style:name="ce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22pt" fo:language="es" fo:country="E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name-complex="DejaVu Sans" style:font-size-complex="22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59" table:default-cell-style-name="ce1"/>
        <table:table-column table:style-name="co1" table:number-columns-repeated="960" table:default-cell-style-name="Default"/>
        <table:table-row table:style-name="ro1">
          <table:table-cell office:value-type="string" calcext:value-type="string">
            <text:p>TITULO</text:p>
          </table:table-cell>
          <table:table-cell table:style-name="ce3" office:value-type="string" calcext:value-type="string">
            <text:p>Noticias del gran mundo</text:p>
          </table:table-cell>
          <table:table-cell table:style-name="ce3" office:value-type="string" calcext:value-type="string">
            <text:p>Inmune</text:p>
          </table:table-cell>
          <table:table-cell table:style-name="ce3" office:value-type="string" calcext:value-type="string">
            <text:p>Fast &amp; Furious 9</text:p>
          </table:table-cell>
          <table:table-cell table:style-name="ce4" office:value-type="string" calcext:value-type="string">
            <text:p>Peter Rabbit 2: The Runaway</text:p>
          </table:table-cell>
          <table:table-cell table:style-name="ce4" office:value-type="string" calcext:value-type="string">
            <text:p>Expediente Warren: Obligado por el demonio</text:p>
          </table:table-cell>
          <table:table-cell table:style-name="ce9" office:value-type="string" calcext:value-type="string">
            <text:p><text:a xlink:href="https://www.filmaffinity.com/es/film806655.html" xlink:type="simple">Hasta el cielo</text:a></text:p>
          </table:table-cell>
          <table:table-cell table:style-name="ce4" office:value-type="string" calcext:value-type="string">
            <text:p>Il pleuvait des oiseaux</text:p>
          </table:table-cell>
          <table:table-cell table:number-columns-repeated="1011"/>
        </table:table-row>
        <table:table-row table:style-name="ro1">
          <table:table-cell office:value-type="string" calcext:value-type="string">
            <text:p>AÑO</text:p>
          </table:table-cell>
          <table:table-cell table:number-columns-repeated="2" office:value-type="float" office:value="2020" calcext:value-type="float">
            <text:p>2020</text:p>
          </table:table-cell>
          <table:table-cell table:number-columns-repeated="2" office:value-type="float" office:value="2021" calcext:value-type="float">
            <text:p>2021</text:p>
          </table:table-cell>
          <table:table-cell table:style-name="ce7" office:value-type="float" office:value="2021" calcext:value-type="float">
            <text:p>2021</text:p>
          </table:table-cell>
          <table:table-cell office:value-type="float" office:value="2020" calcext:value-type="float">
            <text:p>2020</text:p>
          </table:table-cell>
          <table:table-cell office:value-type="float" office:value="2019" calcext:value-type="float">
            <text:p>2019</text:p>
          </table:table-cell>
          <table:table-cell table:number-columns-repeated="1011"/>
        </table:table-row>
        <table:table-row table:style-name="ro1">
          <table:table-cell office:value-type="string" calcext:value-type="string">
            <text:p>DIRECTOR</text:p>
          </table:table-cell>
          <table:table-cell office:value-type="string" calcext:value-type="string">
            <text:p>Paul Greengrass</text:p>
          </table:table-cell>
          <table:table-cell office:value-type="string" calcext:value-type="string">
            <text:p>Adam Mason</text:p>
          </table:table-cell>
          <table:table-cell office:value-type="string" calcext:value-type="string">
            <text:p>Justin Lin</text:p>
          </table:table-cell>
          <table:table-cell table:style-name="ce7" office:value-type="string" calcext:value-type="string">
            <text:p><text:a xlink:href="https://www.filmaffinity.com/es/search.php?stype=director&amp;sn&amp;stext=Will%20Gluck" xlink:type="simple">Will Gluck</text:a></text:p>
          </table:table-cell>
          <table:table-cell table:style-name="ce7" office:value-type="string" calcext:value-type="string">
            <text:p><text:a xlink:href="https://www.filmaffinity.com/es/search.php?stype=director&amp;sn&amp;stext=Michael%20Chaves" xlink:type="simple">Michael Chaves</text:a></text:p>
          </table:table-cell>
          <table:table-cell table:style-name="ce7" office:value-type="string" calcext:value-type="string">
            <text:p><text:a xlink:href="https://www.filmaffinity.com/es/search.php?stype=director&amp;sn&amp;stext=Daniel%20Calparsoro" xlink:type="simple">Daniel Calparsoro</text:a></text:p>
          </table:table-cell>
          <table:table-cell table:style-name="ce7" office:value-type="string" calcext:value-type="string">
            <text:p><text:a xlink:href="https://www.filmaffinity.com/es/search.php?stype=director&amp;sn&amp;stext=Louise%20Archambault" xlink:type="simple">Louise Archambault</text:a></text:p>
          </table:table-cell>
          <table:table-cell table:number-columns-repeated="1011"/>
        </table:table-row>
        <table:table-row table:style-name="ro1">
          <table:table-cell office:value-type="string" calcext:value-type="string">
            <text:p>GENERO</text:p>
          </table:table-cell>
          <table:table-cell office:value-type="string" calcext:value-type="string">
            <text:p>Western. Aventuras. Acción</text:p>
          </table:table-cell>
          <table:table-cell office:value-type="string" calcext:value-type="string">
            <text:p>Drama Romance Pandemias</text:p>
          </table:table-cell>
          <table:table-cell office:value-type="string" calcext:value-type="string">
            <text:p>Acción Coches </text:p>
          </table:table-cell>
          <table:table-cell table:style-name="ce7" office:value-type="string" calcext:value-type="string">
            <text:p><text:a xlink:href="https://www.filmaffinity.com/es/moviegenre.php?genre=AN&amp;attr=rat_count&amp;nodoc" xlink:type="simple">Animación</text:a>. <text:a xlink:href="https://www.filmaffinity.com/es/moviegenre.php?genre=CO&amp;attr=rat_count&amp;nodoc" xlink:type="simple">Comedia</text:a>. <text:a xlink:href="https://www.filmaffinity.com/es/moviegenre.php?genre=INF&amp;attr=rat_count&amp;nodoc" xlink:type="simple">Infantil</text:a> </text:p>
          </table:table-cell>
          <table:table-cell table:style-name="ce7" office:value-type="string" calcext:value-type="string">
            <text:p><text:a xlink:href="https://www.filmaffinity.com/es/moviegenre.php?genre=TE&amp;attr=rat_count&amp;nodoc" xlink:type="simple">Terror</text:a>. <text:a xlink:href="https://www.filmaffinity.com/es/moviegenre.php?genre=TH&amp;attr=rat_count&amp;nodoc" xlink:type="simple">Thriller</text:a>. <text:a xlink:href="https://www.filmaffinity.com/es/moviegenre.php?genre=INT&amp;attr=rat_count&amp;nodoc" xlink:type="simple">Intriga</text:a> </text:p>
          </table:table-cell>
          <table:table-cell table:style-name="ce12" office:value-type="string" calcext:value-type="string">
            <text:p>Robos Atracos Thriller</text:p>
          </table:table-cell>
          <table:table-cell table:style-name="ce7" office:value-type="string" calcext:value-type="string">
            <text:p><text:a xlink:href="https://www.filmaffinity.com/es/moviegenre.php?genre=DR&amp;attr=rat_count&amp;nodoc" xlink:type="simple">Drama</text:a>  <text:a xlink:href="https://www.filmaffinity.com/es/movietopic.php?topic=244289&amp;attr=rat_count&amp;nodoc" xlink:type="simple">Vejez/Madurez</text:a></text:p>
          </table:table-cell>
          <table:table-cell table:number-columns-repeated="1011"/>
        </table:table-row>
        <table:table-row table:style-name="ro1">
          <table:table-cell office:value-type="string" calcext:value-type="string">
            <text:p>DURACION</text:p>
          </table:table-cell>
          <table:table-cell office:value-type="string" calcext:value-type="string">
            <text:p>118 min.</text:p>
          </table:table-cell>
          <table:table-cell office:value-type="string" calcext:value-type="string">
            <text:p>90 min.</text:p>
          </table:table-cell>
          <table:table-cell office:value-type="string" calcext:value-type="string">
            <text:p>95min.</text:p>
          </table:table-cell>
          <table:table-cell office:value-type="string" calcext:value-type="string">
            <text:p>100 minutos</text:p>
          </table:table-cell>
          <table:table-cell table:style-name="ce7" office:value-type="string" calcext:value-type="string">
            <text:p>120min</text:p>
          </table:table-cell>
          <table:table-cell/>
          <table:table-cell office:value-type="string" calcext:value-type="string">
            <text:p>124 minutos</text:p>
          </table:table-cell>
          <table:table-cell table:number-columns-repeated="1011"/>
        </table:table-row>
        <table:table-row table:style-name="ro1">
          <table:table-cell office:value-type="string" calcext:value-type="string">
            <text:p>ESCRITOR</text:p>
          </table:table-cell>
          <table:table-cell table:number-columns-repeated="4"/>
          <table:table-cell table:style-name="ce7"/>
          <table:table-cell table:number-columns-repeated="1013"/>
        </table:table-row>
        <table:table-row table:style-name="ro1">
          <table:table-cell office:value-type="string" calcext:value-type="string">
            <text:p>ACTORES PPALES</text:p>
          </table:table-cell>
          <table:table-cell office:value-type="string" calcext:value-type="string">
            <text:p>Tom Hanks, Helena Zengel, Neil Sandilands, Elizabeth Marvel, Ray McKinnon,</text:p>
          </table:table-cell>
          <table:table-cell office:value-type="string" calcext:value-type="string">
            <text:p>K.J. Apa, Sofia Carson, Demi Moore, Bradley Whitford,</text:p>
          </table:table-cell>
          <table:table-cell office:value-type="string" calcext:value-type="string">
            <text:p>Vin Diesel, Charlize Theron, Jordana Brewster, Michelle Rodriguez,</text:p>
          </table:table-cell>
          <table:table-cell table:style-name="ce7" office:value-type="string" calcext:value-type="string">
            <text:p> <text:a xlink:href="https://www.filmaffinity.com/es/search.php?stype=cast&amp;sn&amp;stext=Domhnall%20Gleeson" xlink:type="simple">Domhnall Gleeson</text:a>, <text:a xlink:href="https://www.filmaffinity.com/es/search.php?stype=cast&amp;sn&amp;stext=Rose%20Byrne" xlink:type="simple">Rose Byrne</text:a>, <text:a xlink:href="https://www.filmaffinity.com/es/search.php?stype=cast&amp;sn&amp;stext=David%20Oyelowo" xlink:type="simple">David Oyelowo</text:a>, <text:a xlink:href="https://www.filmaffinity.com/es/search.php?stype=cast&amp;sn&amp;stext=Megan%20Smart" xlink:type="simple">Megan Smart</text:a></text:p>
          </table:table-cell>
          <table:table-cell table:style-name="ce7" office:value-type="string" calcext:value-type="string">
            <text:p><text:a xlink:href="https://www.filmaffinity.com/es/search.php?stype=cast&amp;sn&amp;stext=Vera%20Farmiga" xlink:type="simple">Vera Farmiga</text:a>, <text:a xlink:href="https://www.filmaffinity.com/es/search.php?stype=cast&amp;sn&amp;stext=Patrick%20Wilson" xlink:type="simple">Patrick Wilson</text:a>, <text:a xlink:href="https://www.filmaffinity.com/es/search.php?stype=cast&amp;sn&amp;stext=Sterling%20Jerins" xlink:type="simple">Sterling Jerins</text:a>, <text:a xlink:href="https://www.filmaffinity.com/es/search.php?stype=cast&amp;sn&amp;stext=Charlene%20Amoia" xlink:type="simple">Charlene Amoia</text:a>,</text:p>
          </table:table-cell>
          <table:table-cell office:value-type="string" calcext:value-type="string">
            <text:p>Miguel Herrán, Carolina Yuste, Luis Tosar, Asia Ortega,</text:p>
          </table:table-cell>
          <table:table-cell table:style-name="ce7" office:value-type="string" calcext:value-type="string">
            <text:p><text:a xlink:href="https://www.filmaffinity.com/es/search.php?stype=cast&amp;sn&amp;stext=Kenneth%20Welsh" xlink:type="simple">Kenneth Welsh</text:a>, <text:a xlink:href="https://www.filmaffinity.com/es/search.php?stype=cast&amp;sn&amp;stext=Andrée%20Lachapelle" xlink:type="simple">Andrée Lachapelle</text:a>, <text:a xlink:href="https://www.filmaffinity.com/es/search.php?stype=cast&amp;sn&amp;stext=Gilbert%20Sicotte" xlink:type="simple">Gilbert Sicotte</text:a>,</text:p>
          </table:table-cell>
          <table:table-cell table:number-columns-repeated="1011"/>
        </table:table-row>
        <table:table-row table:style-name="ro1">
          <table:table-cell office:value-type="string" calcext:value-type="string">
            <text:p>RESUMEN</text:p>
          </table:table-cell>
          <table:table-cell office:value-type="string" calcext:value-type="string">
            <text:p>Cinco años después del fin de la Guerra Civil estadounidense, el capitán Jefferson Kyle Kidd (Tom Hanks), veterano de tres guerras, viaja de ciudad en ciudad narrando noticias, hablando de presidentes y reinas, de luchas gloriosas, devastadoras catástrofes y apasionantes aventuras que tienen lugar en cualquier rincón del mundo.</text:p>
          </table:table-cell>
          <table:table-cell office:value-type="string" calcext:value-type="string">
            <text:p>Año 2024. Han pasado dos años desde que una pandemia mundial asoló el mundo. El virus COVID23 ha sufrido una nueva y peligrosa mutación con un 50% de mortalidad que obligó a los Gobiernos a ordenar un nuevo confinamiento mundial. Nico (KJ Apa) es un repartidor que ha desarrollado una poco común inmunidad al virus, lo que le permite seguir trabajando</text:p>
          </table:table-cell>
          <table:table-cell office:value-type="string" calcext:value-type="string">
            <text:p>Dom Toretto (Vin Diesel) lleva una vida tranquila con Letty y su hijo, el pequeño Brian, pero saben que el peligro siempre acecha. Esta vez, esa amenaza obligará a Dom a enfrentarse a los pecados de su pasado si quiere salvar a quienes más quiere. </text:p>
          </table:table-cell>
          <table:table-cell table:style-name="ce7" office:value-type="string" calcext:value-type="string">
            <text:p>¡El jardín fue solo el principio! Peter y sus adorables amigos vuelven con más aventuras en “Peter Rabbit 2 A La Fuga”. Bea, Thomas, y los conejos han hecho las paces como una familia, pero a pesar de sus mejores esfuerzos, Peter no parece sacudirse su traviesa reputación.</text:p>
          </table:table-cell>
          <table:table-cell table:style-name="ce7" office:value-type="string" calcext:value-type="string">
            <text:p>Ambientada en los años 80. Ed y Lorraine Warren deberán afrontar un nuevo caso que se presenta con un hombre, Arne Cheyne Johnson, que es acusado de asesinato tras haber sido poseído por un demonio.</text:p>
          </table:table-cell>
          <table:table-cell office:value-type="string" calcext:value-type="string">
            <text:p>El día que Ángel habló con Estrella en aquella discoteca, su vida cambió para siempre. Tras una pelea con Poli, el posesivo novio de la chica, éste le anima a unirse a una banda de atracadores que tiene en jaque a toda la policía de Madrid.</text:p>
          </table:table-cell>
          <table:table-cell table:style-name="ce7" office:value-type="string" calcext:value-type="string">
            <text:p>Esta es la historia de tres ancianos que han elegido retirarse del mundo y vivir en los bosques de Canadá. Al tiempo que un gran incendio amenaza la región, alguien llega hasta su escondite: una joven fotógrafa que busca a un tal Boychuck.</text:p>
          </table:table-cell>
          <table:table-cell table:number-columns-repeated="1011"/>
        </table:table-row>
        <table:table-row table:style-name="ro1">
          <table:table-cell office:value-type="string" calcext:value-type="string">
            <text:p>PREMIOS</text:p>
          </table:table-cell>
          <table:table-cell office:value-type="string" calcext:value-type="string">
            <text:p>2020: National Board of Review (NBR): Top 10, mejor guion adaptado2020: Asociación de Críticos de Chicago: Nom. Mejor intérprete revelación (Zengel)</text:p>
          </table:table-cell>
          <table:table-cell table:number-columns-repeated="3"/>
          <table:table-cell table:style-name="ce7"/>
          <table:table-cell table:number-columns-repeated="1013"/>
        </table:table-row>
        <table:table-row table:style-name="ro1">
          <table:table-cell office:value-type="string" calcext:value-type="string">
            <text:p>URL</text:p>
          </table:table-cell>
          <table:table-cell office:value-type="string" calcext:value-type="string">
            <text:p>https://pics.filmaffinity.com/news_of_the_world-696988331-msmall.jpg</text:p>
          </table:table-cell>
          <table:table-cell office:value-type="string" calcext:value-type="string">
            <text:p>https://pics.filmaffinity.com/songbird-911502731-msmall.jpg</text:p>
          </table:table-cell>
          <table:table-cell office:value-type="string" calcext:value-type="string">
            <text:p>https://pics.filmaffinity.com/fast_furious_9-391661201-mmed.jpg</text:p>
          </table:table-cell>
          <table:table-cell office:value-type="string" calcext:value-type="string">
            <text:p>https://www.cineytele.com/wp-content/uploads/2020/07/unnamed-2.gif</text:p>
          </table:table-cell>
          <table:table-cell table:style-name="ce7"/>
          <table:table-cell office:value-type="string" calcext:value-type="string">
            <text:p><text:a xlink:href="https://pics.filmaffinity.com/hasta_el_cielo-479434046-msmall.jpg" xlink:type="simple">https://pics.filmaffinity.com/hasta_el_cielo-479434046-msmall.jpg</text:a></text:p>
          </table:table-cell>
          <table:table-cell office:value-type="string" calcext:value-type="string">
            <text:p>https://www.alohacriticon.com/wp-content/uploads/2020/03/y-llovieron-pajaros-cartel-sinopsis.jpg</text:p>
          </table:table-cell>
          <table:table-cell table:number-columns-repeated="1011"/>
        </table:table-row>
        <table:table-row table:style-name="ro1" table:number-rows-repeated="1048565">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 style:data-style-name="N2" text:time-value="15:08:51.73464266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23:10:18.425871304</meta:creation-date>
    <dc:date>2021-02-04T16:31:26.557304348</dc:date>
    <meta:editing-duration>PT1H26M1S</meta:editing-duration>
    <meta:editing-cycles>4</meta:editing-cycles>
    <meta:generator>LibreOffice/6.4.6.2$Linux_X86_64 LibreOffice_project/40$Build-2</meta:generator>
    <meta:document-statistic meta:table-count="1" meta:cell-count="65" meta:object-count="0"/>
  </office:meta>
</office:document-meta>
</file>